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-0.252cm" fo:line-height="0.423cm" fo:text-align="center" style:justify-single-word="false" fo:orphans="0" fo:widows="0" fo:text-indent="0cm" style:auto-text-indent="false">
        <style:tab-stops>
          <style:tab-stop style:position="16.503cm" style:type="right"/>
        </style:tab-stops>
      </style:paragraph-properties>
      <style:text-properties fo:color="#00000a" fo:font-weight="bold" fo:background-color="#ffffff" style:font-weight-asian="bold"/>
    </style:style>
    <style:style style:name="P4" style:family="paragraph" style:parent-style-name="Standard">
      <style:paragraph-properties fo:line-height="0.423cm" fo:text-align="center" style:justify-single-word="false" fo:orphans="0" fo:widows="0"/>
      <style:text-properties fo:color="#00000a" fo:background-color="#ffffff"/>
    </style:style>
    <style:style style:name="P5" style:family="paragraph" style:parent-style-name="Standard">
      <style:paragraph-properties fo:line-height="0.423cm" fo:text-align="justify" style:justify-single-word="false" fo:orphans="0" fo:widows="0"/>
      <style:text-properties fo:color="#00000a" fo:background-color="#ffffff"/>
    </style:style>
    <style:style style:name="P6" style:family="paragraph" style:parent-style-name="Standard">
      <style:paragraph-properties fo:line-height="0.423cm" fo:text-align="center" style:justify-single-word="false" fo:orphans="0" fo:widows="0"/>
      <style:text-properties fo:color="#00000a" fo:font-weight="bold" fo:background-color="#ffffff" style:font-weight-asian="bold"/>
    </style:style>
    <style:style style:name="P7" style:family="paragraph" style:parent-style-name="Standard">
      <style:paragraph-properties fo:line-height="0.423cm" fo:text-align="center" style:justify-single-word="false" fo:orphans="0" fo:widows="0"/>
    </style:style>
    <style:style style:name="P8" style:family="paragraph" style:parent-style-name="Standard">
      <style:paragraph-properties fo:line-height="0.6cm" fo:text-align="justify" style:justify-single-word="false" fo:orphans="0" fo:widows="0" style:writing-mode="lr-tb"/>
      <style:text-properties fo:color="#00000a" fo:background-color="#ffffff"/>
    </style:style>
    <style:style style:name="P9" style:family="paragraph" style:parent-style-name="Standard">
      <style:paragraph-properties fo:line-height="0.801cm" fo:text-align="justify" style:justify-single-word="false" fo:orphans="0" fo:widows="0" style:writing-mode="lr-tb"/>
      <style:text-properties fo:color="#00000a" fo:background-color="#ffffff"/>
    </style:style>
    <style:style style:name="P10" style:family="paragraph" style:parent-style-name="Standard">
      <style:paragraph-properties fo:line-height="0.801cm" fo:text-align="justify" style:justify-single-word="false" fo:orphans="0" fo:widows="0" style:writing-mode="lr-tb"/>
    </style:style>
    <style:style style:name="P11" style:family="paragraph" style:parent-style-name="Standard">
      <style:paragraph-properties fo:margin-left="1.249cm" fo:margin-right="0cm" fo:line-height="0.423cm" fo:text-align="center" style:justify-single-word="false" fo:orphans="0" fo:widows="0" fo:text-indent="1.249cm" style:auto-text-indent="false"/>
      <style:text-properties fo:color="#00000a" fo:background-color="#ffffff"/>
    </style:style>
    <style:style style:name="P12" style:family="paragraph" style:parent-style-name="Standard" style:master-page-name="Standard">
      <style:paragraph-properties fo:line-height="0.423cm" fo:text-align="center" style:justify-single-word="false" fo:orphans="0" fo:widows="0" style:page-number="auto"/>
      <style:text-properties fo:color="#00000a" fo:font-weight="bold" fo:background-color="#ffffff" style:font-weight-asian="bold"/>
    </style:style>
    <style:style style:name="T1" style:family="text">
      <style:text-properties style:font-name="Arial" fo:font-size="9pt" style:font-size-asian="9pt" style:language-asian="pt" style:country-asian="BR" style:font-name-complex="Arial" style:font-size-complex="9pt"/>
    </style:style>
    <style:style style:name="T2" style:family="text">
      <style:text-properties fo:color="#00000a" fo:background-color="#ffffff" loext:char-shading-value="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Anexo"/>ANEXO<text:bookmark-end text:name="Anexo"/></text:p>
      <text:p text:style-name="P3">Memorando-Circular Conjunto nº 10/DIRSAT/DIRBEN/DIRAT/INSS, de 27/11/2017</text:p>
      <text:p text:style-name="P6"><text:s/></text:p>
      <text:p text:style-name="P6">REQUERIMENTO DE PERÍCIA MÉDICA HOSPITALAR/DOMICILIAR</text:p>
      <text:p text:style-name="P5"/>
      <text:p text:style-name="P10"><text:span text:style-name="T2">Solicitante:__</text:span>________________________________________________________<text:span text:style-name="T2">, portador(a) do RG:_______________, CPF: ___________________, solicita que seja realizada perícia médica hospitalar/domiciliar do(a) requerente:</text:span></text:p>
      <text:p text:style-name="P9">_____________________________________________________________________________, NIT:____________________, Requerimento: ______________________ conforme atestado em anexo.</text:p>
      <text:p text:style-name="P5"/>
      <text:p text:style-name="P4">___________________________________, _____/_____/_____</text:p>
      <text:p text:style-name="P4">Cidade<text:tab/><text:tab/><text:tab/><text:tab/>Data</text:p>
      <text:p text:style-name="P4"/>
      <text:p text:style-name="P4"/>
      <text:p text:style-name="P4">____________________________</text:p>
      <text:p text:style-name="P4">Assinatura</text:p>
      <text:p text:style-name="P4"/>
      <text:p text:style-name="P8">Local em que se encontra o(a) requerente:</text:p>
      <text:p text:style-name="P9">( <text:s text:c="2"/>) Hospital: ________________________________________________________________ <text:s/></text:p>
      <text:p text:style-name="P9">( <text:s text:c="2"/>) Domicílio</text:p>
      <text:p text:style-name="P9">Endereço:________________________________________________________, nº:________, complemento:____________, Bairro:__________________, Cidade:____________________, UF:_____,CEP:_______________, Telefone de contato:_____________________________.</text:p>
      <text:p text:style-name="P5"/>
      <text:p text:style-name="P5"/>
      <text:p text:style-name="P6">AVALIAÇÃO DA PERÍCIA MÉDICA</text:p>
      <text:p text:style-name="P6"/>
      <text:p text:style-name="P5">De acordo com a documentação médica apresentada a situação:</text:p>
      <text:p text:style-name="P5"/>
      <text:p text:style-name="P5"/>
      <text:p text:style-name="P4">( <text:s text:c="2"/>) ENQUADRA-SE<text:tab/><text:tab/> ( <text:s/>) NÃO SE ENQUADRA</text:p>
      <text:p text:style-name="P4"/>
      <text:p text:style-name="P4"/>
      <text:p text:style-name="P5">Nos critérios para realização de perícia externa por internação hospitalar/restrição ao leito.</text:p>
      <text:p text:style-name="P5"/>
      <text:p text:style-name="P5"/>
      <text:p text:style-name="P5"/>
      <text:p text:style-name="P4">________________________________________________, ______/_____/_____</text:p>
      <text:p text:style-name="P11">Assinatura e carimbo <text:tab/><text:tab/><text:tab/><text:tab/><text:tab/>Data</text:p>
      <text:p text:style-name="P11"/>
      <text:p text:style-name="P11"/>
      <text:p text:style-name="P5"/>
      <text:p text:style-name="P7"><text:span text:style-name="T2">Este anexo e a documentação médica deverão compor o processo concessó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padding="0cm" fo:border="non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LO-Normal" style:family="paragraph">
      <style:paragraph-properties fo:margin-top="0cm" fo:margin-bottom="0.353cm" loext:contextual-spacing="false" fo:line-height="115%" fo:orphans="2" fo:widows="2" fo:hyphenation-ladder-count="no-limit" fo:padding="0cm" fo:border="none" style:vertical-align="baseline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margin-top="0cm" fo:margin-bottom="0cm" loext:contextual-spacing="false" fo:line-height="100%" fo:hyphenation-ladder-count="no-limit" fo:keep-with-next="always"/>
      <style:text-properties style:font-name="Arial" fo:font-family="Arial" style:font-family-generic="swiss" style:font-pitch="variable" fo:font-size="6pt" fo:font-weight="bold" style:letter-kerning="true" style:font-name-asian="Times New Roman" style:font-family-asian="'Times New Roman'" style:font-family-generic-asian="roman" style:font-pitch-asian="variable" style:font-size-asian="6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LO-Normal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Header" style:family="paragraph" style:parent-style-name="LO-Normal" style:class="extra">
      <style:paragraph-properties fo:margin-top="0cm" fo:margin-bottom="0cm" loext:contextual-spacing="false" style:line-height-at-least="0.176cm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LO-Normal" style:class="extra">
      <style:paragraph-properties fo:margin-top="0cm" fo:margin-bottom="0cm" loext:contextual-spacing="false" style:line-height-at-least="0.176cm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Normal_20__28_Web_29_" style:display-name="Normal (Web)" style:family="paragraph" style:parent-style-name="LO-Normal">
      <style:paragraph-properties fo:margin-top="0.176cm" fo:margin-bottom="0.21cm" loext:contextual-spacing="false" fo:hyphenation-ladder-count="no-limit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LO-Normal">
      <style:paragraph-properties fo:margin-top="0.176cm" fo:margin-bottom="0.21cm" loext:contextual-spacing="false" fo:hyphenation-ladder-count="no-limit"/>
      <style:text-properties fo:color="#000000" style:font-name-asian="Times New Roman" style:font-family-asian="'Times New Roman'" style:font-family-generic-asian="roman" style:font-pitch-asian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ÁGRAFO_20_DO_20_MPM" style:display-name="PARÁGRAFO DO MPM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2.501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5" style:display-name="Fonte parág. padrão5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Cabeçalho_20_Char" style:display-name="Cabeçalho Char" style:family="text" style:parent-style-name="Fonte_20_parág._20_padrão2"/>
    <style:style style:name="Rodapé_20_Char" style:display-name="Rodapé Char" style:family="text" style:parent-style-name="Fonte_20_parág._20_padrão2"/>
    <style:style style:name="Fonte_20_parág._20_padrão1" style:display-name="Fonte parág. padrão1" style:family="text"/>
    <style:style style:name="Título_20_2_20_Char" style:display-name="Título 2 Char" style:family="text">
      <style:text-properties style:font-name="Arial" fo:font-family="Arial" style:font-family-generic="swiss" style:font-pitch="variable" fo:font-size="6pt" fo:font-weight="bold" style:letter-kerning="true" style:font-size-asian="6pt" style:language-asian="zh" style:country-asian="CN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9pt" style:font-size-asian="9pt" style:language-asian="pt" style:country-asian="BR" style:font-name-complex="Arial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width="2.027cm" svg:height="2.011cm" draw:z-index="0"><draw:image xlink:href="Pictures/10000000000000F0000000F013D63E61E3BDED3E.png" xlink:type="simple" xlink:show="embed" xlink:actuate="onLoad" loext:mime-type="image/png"/></draw:frame></text:p>
        <text:p text:style-name="MP1"><text:span text:style-name="Fonte_20_parág._20_padrão3"><text:span text:style-name="MT1">INSTITUTO NACIONAL DO SEGURO SOCIAL</text:span></text:span></text:p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ska.oliveira</meta:initial-creator>
    <meta:creation-date>2017-11-27T17:24:00</meta:creation-date>
    <dc:creator>Douglas Rodrigues de Almeida</dc:creator>
    <dc:date>2019-02-12T02:33:52.442000000</dc:date>
    <meta:print-date>2018-01-09T14:20:32.733000000</meta:print-date>
    <meta:editing-cycles>6</meta:editing-cycles>
    <meta:editing-duration>PT1H12M36S</meta:editing-duration>
    <meta:printed-by>Douglas Rodrigues de Almeida</meta:printed-by>
    <meta:generator>LibreOffice/6.2.0.3$Windows_X86_64 LibreOffice_project/98c6a8a1c6c7b144ce3cc729e34964b47ce25d62</meta:generator>
    <dc:title>Requerimento de Perícia Hospitalar/Domiciliar</dc:title>
    <meta:document-statistic meta:table-count="0" meta:image-count="1" meta:object-count="0" meta:page-count="1" meta:paragraph-count="23" meta:word-count="119" meta:character-count="1427" meta:non-whitespace-character-count="1309"/>
  </office:meta>
</office:document-meta>
</file>